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9pt" style:font-size-asian="19pt" style:font-size-complex="19pt" fo:language="en" fo:country="US"/>
    </style:style>
    <style:style style:name="P2" style:parent-style-name="Normal" style:family="paragraph">
      <style:paragraph-properties fo:text-align="center" fo:margin-bottom="0.1666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6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7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8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9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0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1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2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3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4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5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6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7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8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19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0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1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2" style:parent-style-name="ListParagraph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3" style:parent-style-name="ListParagraph" style:family="paragraph">
      <style:paragraph-properties fo:margin-top="0.0694in" fo:margin-bottom="0.0694in" fo:line-height="100%" fo:margin-left="1in" fo:background-color="#FFFFFF">
        <style:tab-stops/>
      </style:paragraph-properties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5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6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7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29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0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1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2" style:parent-style-name="ListParagraph" style:family="paragraph">
      <style:paragraph-properties fo:margin-top="0.0416in" fo:margin-bottom="0.0694in" fo:line-height="100%" fo:margin-left="1in" fo:background-color="#FFFFFF">
        <style:tab-stops/>
      </style:paragraph-properties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34" style:parent-style-name="trt0xe" style:family="paragraph">
      <style:paragraph-properties fo:margin-top="0in" fo:margin-bottom="0.0416in" fo:margin-left="0.5in" fo:text-indent="0.5in" fo:background-color="#FFFFFF">
        <style:tab-stops/>
      </style:paragraph-properties>
      <style:text-properties style:font-name="Arial" style:font-name-complex="Arial" fo:color="#202124"/>
    </style:style>
    <style:style style:name="P35" style:parent-style-name="trt0xe" style:family="paragraph">
      <style:paragraph-properties fo:margin-top="0in" fo:margin-bottom="0.0416in" fo:margin-left="0.5in" fo:text-indent="0.5in" fo:background-color="#FFFFFF">
        <style:tab-stops/>
      </style:paragraph-properties>
      <style:text-properties style:font-name="Arial" style:font-name-complex="Arial" fo:color="#202124"/>
    </style:style>
    <style:style style:name="P36" style:parent-style-name="trt0xe" style:family="paragraph">
      <style:paragraph-properties fo:margin-top="0in" fo:margin-bottom="0.0416in" fo:margin-left="0.5in" fo:text-indent="0.5in" fo:background-color="#FFFFFF">
        <style:tab-stops/>
      </style:paragraph-properties>
      <style:text-properties style:font-name="Arial" style:font-name-complex="Arial" fo:color="#202124"/>
    </style:style>
    <style:style style:name="P37" style:parent-style-name="trt0xe" style:family="paragraph">
      <style:paragraph-properties fo:margin-top="0in" fo:margin-bottom="0.0416in" fo:margin-left="0.5in" fo:text-indent="0.5in" fo:background-color="#FFFFFF">
        <style:tab-stops/>
      </style:paragraph-properties>
      <style:text-properties style:font-name="Arial" style:font-name-complex="Arial" fo:color="#202124"/>
    </style:style>
    <style:style style:name="P38" style:parent-style-name="trt0xe" style:family="paragraph">
      <style:paragraph-properties fo:margin-top="0in" fo:margin-bottom="0.0416in" fo:margin-left="0.5in" fo:background-color="#FFFFFF">
        <style:tab-stops/>
      </style:paragraph-properties>
      <style:text-properties style:font-name="Segoe UI" style:font-name-complex="Segoe UI" fo:color="#24292F"/>
    </style:style>
    <style:style style:name="P39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0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1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2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4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5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6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7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8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49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0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1" style:parent-style-name="ListParagraph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  <style:style style:name="P5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F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Question 1</text:p>
      <text:p text:style-name="P2"/>
      <text:p text:style-name="P3">Given the information provided, please answer the following questions:</text:p>
      <text:list text:style-name="LFO1" text:continue-numbering="true">
        <text:list-item>
          <text:p text:style-name="P4">Using the database and the GUI, how would you test the functionality of this form?</text:p>
          <text:list text:continue-numbering="true">
            <text:list-item>
              <text:p text:style-name="P5">Verify that the form should not display any values or data in the drop down box or text box</text:p>
            </text:list-item>
            <text:list-item>
              <text:p text:style-name="P6">Verify that the base Currency and Target currency drop down box on selecting displays the listed <text:s/>currencies<text:s/></text:p>
            </text:list-item>
            <text:list-item>
              <text:p text:style-name="P7">Verify that the Include commission checkbox is unchecked by default</text:p>
            </text:list-item>
            <text:list-item>
              <text:p text:style-name="P8">Verify that the Include commission checkbox can be checked/unchecked as per requirement</text:p>
            </text:list-item>
            <text:list-item>
              <text:p text:style-name="P9">Verify that user should not be able to select same currency types in both base and target currencies</text:p>
            </text:list-item>
            <text:list-item>
              <text:p text:style-name="P10">Verify that the Amount to convert displays the target currency type</text:p>
            </text:list-item>
            <text:list-item>
              <text:p text:style-name="P11">Verify that the data in the Amount to convert has the correct value</text:p>
            </text:list-item>
            <text:list-item>
              <text:p text:style-name="P12">Verify that user should be able to convert different combinations of currencies with commission</text:p>
            </text:list-item>
            <text:list-item>
              <text:p text:style-name="P13">Verify that user should be able to convert different combinations of currencies without commission ( G10 countries, where there is scope for<text:s/>high trading in developed countries)</text:p>
            </text:list-item>
            <text:list-item>
              <text:p text:style-name="P14">Verify the amount of commission is calculated correctly when different</text:p>
            </text:list-item>
            <text:list-item>
              <text:p text:style-name="P15">Verify that the deleted currency <text:s/>from the Base currency table are not listed in the base currency dropdown</text:p>
            </text:list-item>
            <text:list-item>
              <text:p text:style-name="P16">Verify that the deleted currency from the Target currency table are not displayed in the Target currency dropdown</text:p>
            </text:list-item>
            <text:list-item>
              <text:p text:style-name="P17">Test if user can manually enter the data into Base currency and Target currency dropdowns</text:p>
            </text:list-item>
            <text:list-item>
              <text:p text:style-name="P18">Verify the commission rates are applied correctly after updates the commission rates</text:p>
            </text:list-item>
            <text:list-item>
              <text:p text:style-name="P19">Verify that the<text:s/>edited<text:s/>commission rates are<text:s/>applied only to the edit currencies</text:p>
            </text:list-item>
            <text:list-item>
              <text:p text:style-name="P20">Verify the amount/rate <text:s/>of commission <text:s/>with different amount ranges (0-100,100-500)</text:p>
            </text:list-item>
            <text:list-item>
              <text:p text:style-name="P21">Verify that user should not be able to enter data manually in <text:s/>Amount in Target</text:p>
            </text:list-item>
            <text:list-item>
              <text:p text:style-name="P22">Verify that user can start and stop the data base and verify the data in the database</text:p>
            </text:list-item>
          </text:list>
        </text:list-item>
      </text:list>
      <text:p text:style-name="P23"/>
      <text:soft-page-break/>
      <text:list text:style-name="LFO1" text:continue-numbering="true">
        <text:list-item>
          <text:p text:style-name="P24">What tests would you perform to test the operations supported by the “Maintain currencies” form?</text:p>
          <text:list text:continue-numbering="true">
            <text:list-item>
              <text:p text:style-name="P25">Verify that user should be able to add new currencies</text:p>
            </text:list-item>
            <text:list-item>
              <text:p text:style-name="P26">Verify that user<text:s/><text:s/>should be able to delete currencies</text:p>
            </text:list-item>
            <text:list-item>
              <text:p text:style-name="P27">Verify that user should be able to edit any currencies</text:p>
            </text:list-item>
          </text:list>
        </text:list-item>
        <text:list-item>
          <text:p text:style-name="P28">What tests would you perform to test the operations supported by the “Maintain commission rates” form?</text:p>
          <text:list text:continue-numbering="true">
            <text:list-item>
              <text:p text:style-name="P29">Verify that user should be able to add new commission rates ( for different amount ranges)</text:p>
            </text:list-item>
            <text:list-item>
              <text:p text:style-name="P30">Verify that user should be able to delete commission rates for certain countries<text:s/></text:p>
            </text:list-item>
            <text:list-item>
              <text:p text:style-name="P31">Verify that user should be able to edit commission rates</text:p>
            </text:list-item>
          </text:list>
        </text:list-item>
      </text:list>
      <text:p text:style-name="P32"/>
      <text:list text:style-name="LFO1" text:continue-numbering="true">
        <text:list-item>
          <text:p text:style-name="P33">What tests would you perform on the form above<text:s/>to test accessibility?</text:p>
        </text:list-item>
      </text:list>
      <text:p text:style-name="P34">1.Verify the Page Titles, Links and Navigation<text:s/>across the application should be easy .</text:p>
      <text:p text:style-name="P35">2.<text:s/>Images and Visual Design,<text:s/><text:s/>Colour combinations should be suitable</text:p>
      <text:p text:style-name="P36">3.<text:s/>Multimedia, Animations, and Motion,<text:s/>Audio and Video<text:s/>should be accessible.</text:p>
      <text:p text:style-name="P37">4.User Inputs, Forms, and Dynamic Content<text:s/>can be handled</text:p>
      <text:p text:style-name="P38">If you were automating the testing of this form for regression test purposes, what would you hope the developer had done<text:s/>to<text:s/>make the automation easier?</text:p>
      <text:list text:style-name="LFO1" text:continue-numbering="true">
        <text:list-item>
          <text:list>
            <text:list-item>
              <text:p text:style-name="P39">Unique locators</text:p>
            </text:list-item>
            <text:list-item>
              <text:p text:style-name="P40">Static elements</text:p>
            </text:list-item>
            <text:list-item>
              <text:p text:style-name="P41">Html<text:s/>tags where required</text:p>
            </text:list-item>
            <text:list-item>
              <text:p text:style-name="P42">Forms should be handled where required</text:p>
            </text:list-item>
          </text:list>
        </text:list-item>
        <text:list-item>
          <text:p text:style-name="P43">If this application were used internationally, what further tests would you perform?</text:p>
          <text:list text:continue-numbering="true">
            <text:list-item>
              <text:p text:style-name="P44">Verify that user should be able to change the country and currency</text:p>
            </text:list-item>
            <text:list-item>
              <text:p text:style-name="P45">Verify that the form and any instructions on the form are <text:s/>displayed in the language relevant to the country selected</text:p>
            </text:list-item>
            <text:list-item>
              <text:p text:style-name="P46">Verify that the user can select language of their choice when a country has multiple language</text:p>
            </text:list-item>
            <text:list-item>
              <text:p text:style-name="P47">Verify that the language across the application is the language selected by the user</text:p>
            </text:list-item>
            <text:list-item>
              <text:p text:style-name="P48">Verify that the GDPR information is as per the country selected</text:p>
            </text:list-item>
            <text:list-item>
              <text:p text:style-name="P49">Verify that the application is compatible across different devices</text:p>
            </text:list-item>
            <text:list-item>
              <text:p text:style-name="P50">Verify that application can be used across different browsers</text:p>
            </text:list-item>
            <text:list-item>
              <text:p text:style-name="P51"/>
            </text:list-item>
          </text:list>
        </text:list-item>
        <text:list-item>
          <text:p text:style-name="P52">The screenshot of the form above shows<text:s/>immediately apparent user interface issues<text:s/>(you may have mentioned some of these in previous answers)?</text:p>
          <text:list text:continue-numbering="true">
            <text:list-item>
              <text:p text:style-name="P53">Verify that the text across the application is not overlapped<text:s/>– Help and Exit menu items</text:p>
            </text:list-item>
            <text:list-item>
              <text:p text:style-name="P54">Verify that the font style, type is same across the application - <text:s/>Camel case format<text:s/></text:p>
            </text:list-item>
            <text:list-item>
              <text:p text:style-name="P55">Verify that the text on the buttons/ labels/dropdown are aligned correctly</text:p>
            </text:list-item>
            <text:list-item>
              <text:p text:style-name="P56">Verify that correct labels/text boxes are added where required – Amount in target should be a text box<text:s/></text:p>
            </text:list-item>
            <text:list-item>
              <text:p text:style-name="P57">The elements on the form should be aligned with equal gap between elements<text:s/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rt0xe" style:display-name="trt0x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opa S</meta:initial-creator>
    <dc:creator>Roopa S</dc:creator>
    <meta:creation-date>2023-02-13T22:33:00Z</meta:creation-date>
    <dc:date>2023-02-13T23:40:00Z</dc:date>
    <meta:template xlink:href="Normal" xlink:type="simple"/>
    <meta:editing-cycles>1</meta:editing-cycles>
    <meta:editing-duration>PT0S</meta:editing-duration>
    <meta:document-statistic meta:page-count="3" meta:paragraph-count="8" meta:word-count="634" meta:character-count="4244" meta:row-count="30" meta:non-whitespace-character-count="3618"/>
  </office:meta>
</office:document-meta>
</file>